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0"/>
    <style:style style:name="P2" style:family="paragraph" style:parent-style-name="Standard" style:list-style-name="L12"/>
    <style:style style:name="P3" style:family="paragraph" style:parent-style-name="Standard" style:list-style-name="L13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A.- Introduction to genetics (Compulsory for the life sciences path, 3 ECTS). [Iratxe Zarraonaindia, 30hr] </text:p>
      <text:p text:style-name="Standard"/>
      <text:p text:style-name="P4">Zuk ipini</text:p>
      <text:p text:style-name="Standard"/>
      <text:p text:style-name="Standard">1B.- Programming and Data Bases (Compulsory for the computer science path, 3 ECTS). </text:p>
      <text:p text:style-name="Standard"/>
      <text:p text:style-name="Standard">Presencial: M:9 S PA PL: PO: 21</text:p>
      <text:p text:style-name="Standard"/>
      <text:p text:style-name="Standard">2.- Advanced computing (Compulsory, both paths, 6 ECTS). </text:p>
      <text:p text:style-name="Standard"/>
      <text:p text:style-name="Standard">Presencial: M:20 S PA PL: PO: 40</text:p>
      <text:p text:style-name="Standard"/>
      <text:p text:style-name="Standard">3.- Applied bioinformatics I. Variation Analysis (Compulsory, both paths, 5 ECTS). </text:p>
      <text:p text:style-name="Standard"/>
      <text:p text:style-name="Standard">Presencial: M:14 S PA:6 PL: PO:30</text:p>
      <text:list xml:id="list1287752445" text:style-name="L10">
        <text:list-header>
          <text:p text:style-name="P1"/>
        </text:list-header>
      </text:list>
      <text:p text:style-name="Standard">4. Applied bioinformatics II. Expression analysis (Compulsory, both paths, 4 ECTS) </text:p>
      <text:p text:style-name="Standard"/>
      <text:p text:style-name="Standard">Presencial: M: S PA: PL: PO:40</text:p>
      <text:p text:style-name="Standard"/>
      <text:p text:style-name="Standard">5.- Bioinformatics applied to biomedicine (Optional for both paths, 3 ECTS). </text:p>
      <text:p text:style-name="Standard"/>
      <text:p text:style-name="Standard">Presencial: M:13 S:1 PA: 1 PL: PO:15</text:p>
      <text:list xml:id="list1292934985" text:style-name="L12">
        <text:list-header>
          <text:p text:style-name="P2"/>
        </text:list-header>
      </text:list>
      <text:p text:style-name="Standard">6.- Bioinformatics applied to environment, populations, and non-model organisms (Optional for both paths, 3 ECTS). </text:p>
      <text:p text:style-name="Standard"/>
      <text:p text:style-name="Standard">Presencial: M:4 S PA:11 PL: PO:15</text:p>
      <text:list xml:id="list1377644978" text:style-name="L1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5-01-28T13:08:43</meta:creation-date>
    <dc:date>2015-01-28T13:44:53</dc:date>
    <dc:creator>Mikel Aranguren</dc:creator>
    <meta:editing-duration>PT35M9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4" meta:word-count="125" meta:character-count="811" meta:non-whitespace-character-count="693"/>
  </office:meta>
</office:document-meta>
</file>